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Times New Roman1" fo:font-size="9pt" style:font-name-asian="Times New Roman1" style:font-size-asian="9pt" style:font-name-complex="Times New Roman1" style:font-size-complex="9pt"/>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style:font-size-asian="9pt" style:font-size-complex="9pt"/>
    </style:style>
    <style:style style:name="T3" style:family="text">
      <style:text-properties fo:font-size="8pt" style:font-size-asian="8pt" style:font-size-complex="8pt"/>
    </style:style>
    <style:style style:name="T4" style:family="text">
      <style:text-properties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warf</text:p>
      <text:p text:style-name="Standard"/>
      <text:p text:style-name="Standard">"YER LATE, ELF!" CAME THE ROUGH EDGE OF A FAMILIAR</text:p>
      <text:p text:style-name="Standard">voice. Bruenor Battlehammer walked up the back of his</text:p>
      <text:p text:style-name="Standard">dead foe, disregarding the fact that the heavy monster lay</text:p>
      <text:p text:style-name="Standard">on top ofhis elven friend. In spite of the added discomfort,</text:p>
      <text:p text:style-name="Standard">the dwarf's long, pointed, often-broken nose and graystreaked</text:p>
      <text:p text:style-name="Standard">though still-fiery red beard came as a welcome</text:p>
      <text:p text:style-name="Standard">sight to Drizzt. "Knew I'd find ye in trouble if I came out</text:p>
      <text:p text:style-name="Standard">an' looked for yel"</text:p>
      <text:p text:style-name="Standard">-R. A. Salvatore, The Crystal Shard</text:p>
      <text:p text:style-name="Standard"/>
      <text:p text:style-name="Standard">Kingdoms rich in ancient grandeur, halls carved into the</text:p>
      <text:p text:style-name="Standard">roots of mountains, the echoing of picks and hammers</text:p>
      <text:p text:style-name="Standard">in deep mines and blazing forges, a commitment 10</text:p>
      <text:p text:style-name="Standard">clan and tradition, and a burning hatred of goblins and</text:p>
      <text:p text:style-name="Standard">ores. These common threads unite all dwarves.</text:p>
      <text:p text:style-name="Standard"/>
      <text:p text:style-name="Standard"/>
      <text:p text:style-name="Standard">Short and Stout</text:p>
      <text:p text:style-name="Standard"/>
      <text:p text:style-name="Standard">Bold and hardy, dwarves are known as</text:p>
      <text:p text:style-name="Standard">skilled warriors, miners, and workers</text:p>
      <text:p text:style-name="Standard">of stone and metal. Though they stand</text:p>
      <text:p text:style-name="Standard">well under 5 feel tall, dwarves are so</text:p>
      <text:p text:style-name="Standard">broad and compact that they can weigh</text:p>
      <text:p text:style-name="Standard">as much as a human standing nearly two</text:p>
      <text:p text:style-name="Standard">feet taller. Their courage and endurance</text:p>
      <text:p text:style-name="Standard">are also easily a match for any of</text:p>
      <text:p text:style-name="Standard">lie larger folk.</text:p>
      <text:p text:style-name="Standard">Dwarven skin ranges from deep brown to a paler</text:p>
      <text:p text:style-name="Standard">hue tinged with red, but the most common shades are</text:p>
      <text:p text:style-name="Standard">light brown or deep tan, like certain tones of earth.</text:p>
      <text:p text:style-name="Standard">Their hair, worn long but in simple styles, is usually</text:p>
      <text:p text:style-name="Standard">black, gray, or brown, though paler dwarves often have</text:p>
      <text:p text:style-name="Standard">red hair. Male dwarves value their beards highly and</text:p>
      <text:p text:style-name="Standard">groom them carefully.</text:p>
      <text:p text:style-name="Standard"/>
      <text:h text:style-name="Heading_20_3" text:outline-level="3">Long Memory, Long Grudges</text:h>
      <text:p text:style-name="Text_20_body">Dwarves can live to be more than 400 years old, so the oldest living dwarves often remember a very different world. For example, some of the oldest dwarves living in Citadel Felbarr (in the world of the Forgotten Realms) can recall the day, more than three centuries ago, when orcs conquered the fortress and drove them into an exile that lasted over 250 years. This longevity grants them a perspective on the world that shorter-lived races such as humans and halflings lack.</text:p>
      <text:p text:style-name="Text_20_body">Dwarves are solid and enduring like the mountains they love, weathering the passage of centuries with stoic endurance and little change. They respect the traditions of their clans, tracing their ancestry back to the founding of their most ancient strongholds in the youth of the world, and don't abandon those <text:soft-page-break/>traditions lightly. Part of those traditions is devotion to the gods of the dwarves, who uphold the dwarven ideals of industrious labor, skill in battle, and devotion to the forge.</text:p>
      <text:p text:style-name="Text_20_body">Individual dwarves are determined and loyal, true to their word and decisive in action, sometimes to the point of stubbornness. Many dwarves have a strong sense of justice, and they are slow to forget wrongs they have suffered. A wrong done to one dwarf is a wrong done to the dwarf's entire clan, so what begins as one dwarf's hunt for vengeance can become a full-blown clan feud.</text:p>
      <text:p text:style-name="Text_20_body"/>
      <text:p text:style-name="Text_20_body"/>
      <text:p text:style-name="Standard"/>
      <text:p text:style-name="Standard"/>
      <text:p text:style-name="Standard"/>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Freligh </meta:initial-creator>
    <meta:creation-date>2023-02-06T17:02:52.10</meta:creation-date>
    <dc:date>2023-02-08T23:36:51.51</dc:date>
    <dc:creator>Dan Freligh </dc:creator>
    <meta:editing-duration>P1DT22H28M56S</meta:editing-duration>
    <meta:editing-cycles>2</meta:editing-cycles>
    <meta:generator>OpenOffice/4.1.11$Win32 OpenOffice.org_project/4111m1$Build-9808</meta:generator>
    <meta:document-statistic meta:table-count="0" meta:image-count="0" meta:object-count="0" meta:page-count="2" meta:paragraph-count="36" meta:word-count="480" meta:character-count="2733"/>
  </office:meta>
</office:document-meta>
</file>